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2:.B2])" office:value-type="float" office:value="0.3254743193" calcext:value-type="float">
            <text:p>0,33</text:p>
          </table:table-cell>
          <table:table-cell office:value-type="float" office:value="8391" calcext:value-type="float">
            <text:p>8391</text:p>
          </table:table-cell>
          <table:table-cell table:style-name="ce4" table:formula="of:=[.E18]+[.H18]" office:value-type="float" office:value="12556" calcext:value-type="float">
            <text:p>12556</text:p>
          </table:table-cell>
          <table:table-cell table:formula="of:=12597-[.E2]" office:value-type="float" office:value="41" calcext:value-type="float">
            <text:p>41</text:p>
          </table:table-cell>
          <table:table-cell office:value-type="float" office:value="283.777041912" calcext:value-type="float">
            <text:p>283,777041912</text:p>
          </table:table-cell>
          <table:table-cell office:value-type="float" office:value="14.4706029892" calcext:value-type="float">
            <text:p>14,470602989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6824640787" calcext:value-type="float">
            <text:p>99,68</text:p>
          </table:table-cell>
          <table:table-cell table:style-name="ce3" table:formula="of:=100 - SUM([.A3:.B3])" office:value-type="float" office:value="0.317535921300006" calcext:value-type="float">
            <text:p>0,32</text:p>
          </table:table-cell>
          <table:table-cell office:value-type="float" office:value="8333" calcext:value-type="float">
            <text:p>8333</text:p>
          </table:table-cell>
          <table:table-cell table:style-name="ce4" table:formula="of:=[.E19]+[.H19]" office:value-type="float" office:value="12557" calcext:value-type="float">
            <text:p>12557</text:p>
          </table:table-cell>
          <table:table-cell table:formula="of:=12597-[.E3]" office:value-type="float" office:value="40" calcext:value-type="float">
            <text:p>40</text:p>
          </table:table-cell>
          <table:table-cell office:value-type="float" office:value="151.286285162" calcext:value-type="float">
            <text:p>151,286285162</text:p>
          </table:table-cell>
          <table:table-cell office:value-type="float" office:value="14.3873221874" calcext:value-type="float">
            <text:p>14,3873221874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7300944669" calcext:value-type="float">
            <text:p>99,73</text:p>
          </table:table-cell>
          <table:table-cell table:style-name="ce3" table:formula="of:=100 - SUM([.A4:.B4])" office:value-type="float" office:value="0.269905533100001" calcext:value-type="float">
            <text:p>0,27</text:p>
          </table:table-cell>
          <table:table-cell office:value-type="float" office:value="8358" calcext:value-type="float">
            <text:p>8358</text:p>
          </table:table-cell>
          <table:table-cell table:style-name="ce4" table:formula="of:=[.E20]+[.H20]" office:value-type="float" office:value="12563" calcext:value-type="float">
            <text:p>12563</text:p>
          </table:table-cell>
          <table:table-cell table:formula="of:=12597-[.E4]" office:value-type="float" office:value="34" calcext:value-type="float">
            <text:p>34</text:p>
          </table:table-cell>
          <table:table-cell office:value-type="float" office:value="175.741559029" calcext:value-type="float">
            <text:p>175,741559029</text:p>
          </table:table-cell>
          <table:table-cell office:value-type="float" office:value="14.3992168903" calcext:value-type="float">
            <text:p>14,399216890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5:.B5])" office:value-type="float" office:value="0.3254743193" calcext:value-type="float">
            <text:p>0,33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1]+[.H21]" office:value-type="float" office:value="12556" calcext:value-type="float">
            <text:p>12556</text:p>
          </table:table-cell>
          <table:table-cell table:formula="of:=12597-[.E5]" office:value-type="float" office:value="41" calcext:value-type="float">
            <text:p>41</text:p>
          </table:table-cell>
          <table:table-cell office:value-type="float" office:value="162.93763113" calcext:value-type="float">
            <text:p>162,93763113</text:p>
          </table:table-cell>
          <table:table-cell office:value-type="float" office:value="21.660353899" calcext:value-type="float">
            <text:p>21,66035389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7300944669" calcext:value-type="float">
            <text:p>99,73</text:p>
          </table:table-cell>
          <table:table-cell table:style-name="ce3" table:formula="of:=100 - SUM([.A6:.B6])" office:value-type="float" office:value="0.269905533100001" calcext:value-type="float">
            <text:p>0,27</text:p>
          </table:table-cell>
          <table:table-cell office:value-type="float" office:value="8267" calcext:value-type="float">
            <text:p>8267</text:p>
          </table:table-cell>
          <table:table-cell table:style-name="ce4" table:formula="of:=[.E22]+[.H22]" office:value-type="float" office:value="12563" calcext:value-type="float">
            <text:p>12563</text:p>
          </table:table-cell>
          <table:table-cell table:formula="of:=12597-[.E6]" office:value-type="float" office:value="34" calcext:value-type="float">
            <text:p>34</text:p>
          </table:table-cell>
          <table:table-cell office:value-type="float" office:value="163.727285862" calcext:value-type="float">
            <text:p>163,727285862</text:p>
          </table:table-cell>
          <table:table-cell office:value-type="float" office:value="12.5955219269" calcext:value-type="float">
            <text:p>12,595521926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6745256807" calcext:value-type="float">
            <text:p>99,67</text:p>
          </table:table-cell>
          <table:table-cell table:style-name="ce3" table:formula="of:=100 - SUM([.A7:.B7])" office:value-type="float" office:value="0.3254743193" calcext:value-type="float">
            <text:p>0,33</text:p>
          </table:table-cell>
          <table:table-cell office:value-type="float" office:value="8123" calcext:value-type="float">
            <text:p>8123</text:p>
          </table:table-cell>
          <table:table-cell table:style-name="ce4" table:formula="of:=[.E23]+[.H23]" office:value-type="float" office:value="12556" calcext:value-type="float">
            <text:p>12556</text:p>
          </table:table-cell>
          <table:table-cell table:formula="of:=12597-[.E7]" office:value-type="float" office:value="41" calcext:value-type="float">
            <text:p>41</text:p>
          </table:table-cell>
          <table:table-cell office:value-type="float" office:value="144.130022049" calcext:value-type="float">
            <text:p>144,130022049</text:p>
          </table:table-cell>
          <table:table-cell office:value-type="float" office:value="12.8585748672" calcext:value-type="float">
            <text:p>12,858574867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7856632532" calcext:value-type="float">
            <text:p>99,79</text:p>
          </table:table-cell>
          <table:table-cell table:style-name="ce3" table:formula="of:=100 - SUM([.A8:.B8])" office:value-type="float" office:value="0.214336746800001" calcext:value-type="float">
            <text:p>0,21</text:p>
          </table:table-cell>
          <table:table-cell office:value-type="float" office:value="8431" calcext:value-type="float">
            <text:p>8431</text:p>
          </table:table-cell>
          <table:table-cell table:style-name="ce4" table:formula="of:=[.E24]+[.H24]" office:value-type="float" office:value="12570" calcext:value-type="float">
            <text:p>12570</text:p>
          </table:table-cell>
          <table:table-cell table:formula="of:=12597-[.E8]" office:value-type="float" office:value="27" calcext:value-type="float">
            <text:p>27</text:p>
          </table:table-cell>
          <table:table-cell office:value-type="float" office:value="113.216799974" calcext:value-type="float">
            <text:p>113,216799974</text:p>
          </table:table-cell>
          <table:table-cell office:value-type="float" office:value="13.1339859962" calcext:value-type="float">
            <text:p>13,133985996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7856802667" calcext:value-type="float">
            <text:p>99,79</text:p>
          </table:table-cell>
          <table:table-cell table:style-name="ce3" table:formula="of:=100 - SUM([.A9:.B9])" office:value-type="float" office:value="0.214319733300002" calcext:value-type="float">
            <text:p>0,21</text:p>
          </table:table-cell>
          <table:table-cell office:value-type="float" office:value="8393" calcext:value-type="float">
            <text:p>8393</text:p>
          </table:table-cell>
          <table:table-cell table:style-name="ce4" table:formula="of:=[.E25]+[.H25]" office:value-type="float" office:value="12570" calcext:value-type="float">
            <text:p>12570</text:p>
          </table:table-cell>
          <table:table-cell table:formula="of:=12597-[.E9]" office:value-type="float" office:value="27" calcext:value-type="float">
            <text:p>27</text:p>
          </table:table-cell>
          <table:table-cell office:value-type="float" office:value="138.204048872" calcext:value-type="float">
            <text:p>138,204048872</text:p>
          </table:table-cell>
          <table:table-cell office:value-type="float" office:value="12.5581119061" calcext:value-type="float">
            <text:p>12,558111906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6666137482" calcext:value-type="float">
            <text:p>99,67</text:p>
          </table:table-cell>
          <table:table-cell table:style-name="ce3" table:formula="of:=100 - SUM([.A10:.B10])" office:value-type="float" office:value="0.333386251799993" calcext:value-type="float">
            <text:p>0,33</text:p>
          </table:table-cell>
          <table:table-cell office:value-type="float" office:value="8378" calcext:value-type="float">
            <text:p>8378</text:p>
          </table:table-cell>
          <table:table-cell table:style-name="ce4" table:formula="of:=[.E26]+[.H26]" office:value-type="float" office:value="12555" calcext:value-type="float">
            <text:p>12555</text:p>
          </table:table-cell>
          <table:table-cell table:formula="of:=12597-[.E10]" office:value-type="float" office:value="42" calcext:value-type="float">
            <text:p>42</text:p>
          </table:table-cell>
          <table:table-cell office:value-type="float" office:value="142.091342926" calcext:value-type="float">
            <text:p>142,091342926</text:p>
          </table:table-cell>
          <table:table-cell office:value-type="float" office:value="12.5226943493" calcext:value-type="float">
            <text:p>12,522694349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6428004445" calcext:value-type="float">
            <text:p>99,64</text:p>
          </table:table-cell>
          <table:table-cell table:style-name="ce3" table:formula="of:=100 - SUM([.A11:.B11])" office:value-type="float" office:value="0.357199555500003" calcext:value-type="float">
            <text:p>0,36</text:p>
          </table:table-cell>
          <table:table-cell office:value-type="float" office:value="8177" calcext:value-type="float">
            <text:p>8177</text:p>
          </table:table-cell>
          <table:table-cell table:style-name="ce4" table:formula="of:=[.E27]+[.H27]" office:value-type="float" office:value="12552" calcext:value-type="float">
            <text:p>12552</text:p>
          </table:table-cell>
          <table:table-cell table:formula="of:=12597-[.E11]" office:value-type="float" office:value="45" calcext:value-type="float">
            <text:p>45</text:p>
          </table:table-cell>
          <table:table-cell office:value-type="float" office:value="156.834188938" calcext:value-type="float">
            <text:p>156,834188938</text:p>
          </table:table-cell>
          <table:table-cell office:value-type="float" office:value="12.2903969288" calcext:value-type="float">
            <text:p>12,290396928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469877672" calcext:value-type="float">
            <text:p>99,7046987767</text:p>
          </table:table-cell>
          <table:table-cell table:formula="of:=AVERAGE([.C2:.C11])" office:value-type="float" office:value="0.295301223280001" calcext:value-type="float">
            <text:p>0,2953012233</text:p>
          </table:table-cell>
          <table:table-cell table:formula="of:=SUM([.D2:.D11])/10" office:value-type="float" office:value="8744.8" calcext:value-type="float">
            <text:p>8744,8</text:p>
          </table:table-cell>
          <table:table-cell table:formula="of:=AVERAGE([.E2:.E11])" office:value-type="float" office:value="12559.8" calcext:value-type="float">
            <text:p>12559,8</text:p>
          </table:table-cell>
          <table:table-cell table:formula="of:=AVERAGE([.F2:.F11])" office:value-type="float" office:value="37.2" calcext:value-type="float">
            <text:p>37,2</text:p>
          </table:table-cell>
          <table:table-cell table:formula="of:=SUM([.G2:.G11])/10" office:value-type="float" office:value="163.1946205854" calcext:value-type="float">
            <text:p>163,1946205854</text:p>
          </table:table-cell>
          <table:table-cell table:formula="of:=SUM([.H2:.H11])/10" office:value-type="float" office:value="14.08767819404" calcext:value-type="float">
            <text:p>14,08767819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94197031039136" calcext:value-type="float">
            <text:p>0,694197031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6" calcext:value-type="float">
            <text:p>5844,6</text:p>
          </table:table-cell>
          <table:table-cell table:formula="of:=AVERAGE([.G18:.G27])" office:value-type="float" office:value="18.1" calcext:value-type="float">
            <text:p>18,1</text:p>
          </table:table-cell>
          <table:table-cell/>
          <table:table-cell office:value-type="float" office:value="5768" calcext:value-type="float">
            <text:p>576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12597-SUM([.E18:.G18])" office:value-type="float" office:value="6788" calcext:value-type="float">
            <text:p>678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1" calcext:value-type="float">
            <text:p>19,1</text:p>
          </table:table-cell>
          <table:table-cell table:formula="of:=AVERAGE([.H18:.H27])" office:value-type="float" office:value="6715.2" calcext:value-type="float">
            <text:p>6715,2</text:p>
          </table:table-cell>
          <table:table-cell/>
          <table:table-cell office:value-type="float" office:value="5818" calcext:value-type="float">
            <text:p>581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12597-SUM([.E19:.G19])" office:value-type="float" office:value="6739" calcext:value-type="float">
            <text:p>673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6" calcext:value-type="float">
            <text:p>579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20:.G20])" office:value-type="float" office:value="6767" calcext:value-type="float">
            <text:p>676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6" calcext:value-type="float">
            <text:p>5844,6</text:p>
          </table:table-cell>
          <table:table-cell table:number-columns-repeated="2"/>
          <table:table-cell office:value-type="float" office:value="5784" calcext:value-type="float">
            <text:p>578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12597-SUM([.E21:.G21])" office:value-type="float" office:value="6772" calcext:value-type="float">
            <text:p>677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1" calcext:value-type="float">
            <text:p>19,1</text:p>
          </table:table-cell>
          <table:table-cell table:number-columns-repeated="2"/>
          <table:table-cell office:value-type="float" office:value="5909" calcext:value-type="float">
            <text:p>590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22:.G22])" office:value-type="float" office:value="6654" calcext:value-type="float">
            <text:p>665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1" calcext:value-type="float">
            <text:p>18,1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12597-SUM([.E23:.G23])" office:value-type="float" office:value="6679" calcext:value-type="float">
            <text:p>667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2" calcext:value-type="float">
            <text:p>6715,2</text:p>
          </table:table-cell>
          <table:table-cell table:number-columns-repeated="2"/>
          <table:table-cell office:value-type="float" office:value="5818" calcext:value-type="float">
            <text:p>58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12597-SUM([.E24:.G24])" office:value-type="float" office:value="6752" calcext:value-type="float">
            <text:p>675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12597-SUM([.E25:.G25])" office:value-type="float" office:value="6704" calcext:value-type="float">
            <text:p>670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8" calcext:value-type="float">
            <text:p>591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12597-SUM([.E26:.G26])" office:value-type="float" office:value="6637" calcext:value-type="float">
            <text:p>663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2" calcext:value-type="float">
            <text:p>589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12597-SUM([.E27:.G27])" office:value-type="float" office:value="6660" calcext:value-type="float">
            <text:p>666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46915932365" calcext:value-type="float">
            <text:p>0,9970469159</text:p>
          </table:table-cell>
          <table:table-cell table:number-columns-repeated="2"/>
          <table:table-cell table:formula="of:=SUM([.E18:.E27])/10" office:value-type="float" office:value="5844.6" calcext:value-type="float">
            <text:p>5844,6</text:p>
          </table:table-cell>
          <table:table-cell table:formula="of:=SUM([.F18:.F27])/10" office:value-type="float" office:value="19.1" calcext:value-type="float">
            <text:p>19,1</text:p>
          </table:table-cell>
          <table:table-cell table:formula="of:=SUM([.G18:.G27])/10" office:value-type="float" office:value="18.1" calcext:value-type="float">
            <text:p>18,1</text:p>
          </table:table-cell>
          <table:table-cell table:formula="of:=SUM([.H18:.H27])/10" office:value-type="float" office:value="6715.2" calcext:value-type="float">
            <text:p>6715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5308406763515" calcext:value-type="float">
            <text:p>0,0029530841</text:p>
          </table:table-cell>
          <table:table-cell table:number-columns-repeated="2"/>
          <table:table-cell table:formula="of:=SUM([.E18:.E27])" office:value-type="float" office:value="58446" calcext:value-type="float">
            <text:p>58446</text:p>
          </table:table-cell>
          <table:table-cell table:formula="of:=SUM([.F18:.F27])" office:value-type="float" office:value="191" calcext:value-type="float">
            <text:p>191</text:p>
          </table:table-cell>
          <table:table-cell table:formula="of:=SUM([.G18:.G27])" office:value-type="float" office:value="181" calcext:value-type="float">
            <text:p>181</text:p>
          </table:table-cell>
          <table:table-cell table:formula="of:=SUM([.H18:.H27])" office:value-type="float" office:value="67152" calcext:value-type="float">
            <text:p>67152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12685281525" calcext:value-type="float">
            <text:p>0,99691268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63773517663" calcext:value-type="float">
            <text:p>0,997163773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27:23.7418134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5:14:46.389647191</meta:creation-date>
    <dc:date>2018-01-23T23:27:33.779538304</dc:date>
    <meta:editing-duration>PT4M33S</meta:editing-duration>
    <meta:editing-cycles>3</meta:editing-cycles>
    <meta:generator>LibreOffice/5.1.6.2$Linux_X86_64 LibreOffice_project/10m0$Build-2</meta:generator>
    <meta:document-statistic meta:table-count="1" meta:cell-count="181" meta:object-count="0"/>
  </office:meta>
</office:document-meta>
</file>